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9a9a9" draw:fill-color="#696969" draw:textarea-horizontal-align="justify" draw:textarea-vertical-align="middle" draw:auto-grow-height="false" fo:min-height="1.255cm" fo:min-width="5.37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ff" draw:fill-color="#0000ff" draw:textarea-horizontal-align="justify" draw:textarea-vertical-align="middle" draw:auto-grow-height="false" fo:min-height="0.331cm" fo:min-width="0.094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Arrow" draw:marker-end-width="0.254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2.4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1.0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2.684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431cm"/>
    </style:style>
    <style:style style:name="gr10" style:family="graphic" style:parent-style-name="objectwithoutfill">
      <style:graphic-properties svg:stroke-color="#000000" draw:marker-start="Arrow" draw:marker-start-width="0.102cm" draw:marker-end="Arrow" draw:marker-end-width="0.102cm" draw:fill="none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559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48cm" fo:min-width="0.129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69696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="none" draw:fill-color="#ffffff"/>
      <style:text-properties fo:font-size="19.3999996185303pt" fo:font-style="italic" style:font-style-asian="italic" style:font-style-complex="italic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loext:graphic-properties draw:fill="solid" draw:fill-color="#ffffff"/>
      <style:text-properties style:font-name="Arial" fo:font-style="italic" style:font-style-asian="italic" style:font-style-complex="italic"/>
    </style:style>
    <style:style style:name="T1" style:family="text">
      <style:text-properties fo:font-size="19.3999996185303pt" fo:font-style="italic" style:font-style-asian="italic" style:font-style-complex="italic"/>
    </style:style>
    <style:style style:name="T2" style:family="text">
      <style:text-properties fo:font-size="19.3999996185303pt" fo:font-style="normal" style:font-style-asian="normal" style:font-style-complex="normal"/>
    </style:style>
    <style:style style:name="T3" style:family="text">
      <style:text-properties style:font-name="Arial1" fo:font-size="19.3999996185303pt" fo:font-style="italic" style:font-name-asian="Arial1" style:font-style-asian="italic" style:font-name-complex="Arial1" style:font-style-complex="italic"/>
    </style:style>
    <style:style style:name="T4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79cm" svg:height="1.505cm" svg:x="0.227cm" svg:y="0.20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78cm" svg:y1="1.735cm" svg:x2="4.858cm" svg:y2="8.575cm">
          <text:p/>
        </draw:line>
        <draw:custom-shape draw:style-name="gr3" draw:text-style-name="P3" draw:layer="layout" svg:width="0.84cm" svg:height="0.821cm" svg:x="4.522cm" svg:y="8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942cm" svg:y1="9.346cm" svg:x2="4.942cm" svg:y2="12.355cm">
          <text:p/>
        </draw:line>
        <draw:line draw:style-name="gr4" draw:text-style-name="P2" draw:layer="layout" svg:x1="4.971cm" svg:y1="9.313cm" svg:x2="5.698cm" svg:y2="12.159cm">
          <text:p/>
        </draw:line>
        <draw:line draw:style-name="gr4" draw:text-style-name="P2" draw:layer="layout" svg:x1="4.968cm" svg:y1="9.336cm" svg:x2="4.018cm" svg:y2="9.669cm">
          <text:p/>
        </draw:line>
        <draw:frame draw:style-name="gr5" draw:text-style-name="P4" draw:layer="layout" svg:width="2.989cm" svg:height="1.036cm" svg:x="0.939cm" svg:y="9.259cm">
          <draw:text-box>
            <text:p><text:span text:style-name="T1">mg </text:span><text:span text:style-name="T2">sin</text:span><text:span text:style-name="T3">θ</text:span></text:p>
          </draw:text-box>
        </draw:frame>
        <draw:frame draw:style-name="gr6" draw:text-style-name="P4" draw:layer="layout" svg:width="1.524cm" svg:height="1.036cm" svg:x="4.246cm" svg:y="12.49cm">
          <draw:text-box>
            <text:p><text:span text:style-name="T1">mg</text:span></text:p>
          </draw:text-box>
        </draw:frame>
        <draw:frame draw:style-name="gr7" draw:text-style-name="P4" draw:layer="layout" svg:width="3.184cm" svg:height="1.036cm" svg:x="5.678cm" svg:y="11.413cm">
          <draw:text-box>
            <text:p><text:span text:style-name="T1">mg </text:span><text:span text:style-name="T2">cos</text:span><text:span text:style-name="T3">θ</text:span></text:p>
          </draw:text-box>
        </draw:frame>
        <draw:line draw:style-name="gr8" draw:text-style-name="P2" draw:layer="layout" svg:x1="3.178cm" svg:y1="1.735cm" svg:x2="3.178cm" svg:y2="5.428cm">
          <text:p/>
        </draw:line>
        <draw:frame draw:style-name="gr9" draw:text-style-name="P4" draw:layer="layout" svg:width="0.931cm" svg:height="1.036cm" svg:x="3.033cm" svg:y="4.197cm">
          <draw:text-box>
            <text:p><text:span text:style-name="T3">θ</text:span></text:p>
          </draw:text-box>
        </draw:frame>
        <draw:line draw:style-name="gr10" draw:text-style-name="P2" draw:layer="layout" svg:x1="1.878cm" svg:y1="1.935cm" svg:x2="3.58cm" svg:y2="8.945cm">
          <text:p/>
        </draw:line>
        <draw:custom-shape draw:style-name="gr11" draw:text-style-name="P2" draw:layer="layout" svg:width="0.381cm" svg:height="1.143cm" svg:x="2.567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889cm" svg:height="1.27cm" svg:x="2.105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64cm" svg:height="0.954cm" svg:x="2.332cm" svg:y="4.853cm">
          <draw:text-box>
            <text:p text:style-name="P6"><text:span text:style-name="T4">ℓ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9.398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0T12:04:57.129466554</meta:creation-date>
    <dc:date>2020-08-30T13:25:01.880251875</dc:date>
    <meta:editing-duration>PT24M50S</meta:editing-duration>
    <meta:editing-cycles>3</meta:editing-cycles>
    <meta:generator>LibreOffice/6.1.6.3$Linux_X86_64 LibreOffice_project/10$Build-3</meta:generator>
    <meta:document-statistic meta:object-count="15"/>
  </office:meta>
</office:document-meta>
</file>